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1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1.40-3</text:p>
          </table:table-cell>
          <table:table-cell table:number-columns-repeated="2"/>
          <table:table-cell office:value-type="string" calcext:value-type="string">
            <text:p>PD</text:p>
          </table:table-cell>
          <table:table-cell table:number-columns-repeated="3" table:style-name="ce5" office:value-type="string" calcext:value-type="string">
            <text:p>PD</text:p>
          </table:table-cell>
          <table:table-cell table:number-columns-repeated="4" table:style-name="ce5" office:value-type="string" calcext:value-type="string">
            <text:p>ACU</text:p>
          </table:table-cell>
        </table:table-row>
        <table:table-row table:style-name="ro2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card</text:p>
          </table:table-cell>
          <table:table-cell table:style-name="ce8" office:value-type="string" calcext:value-type="string">
            <text:p>Profile: Biometrics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card</text:p>
          </table:table-cell>
          <table:table-cell table:style-name="ce8" office:value-type="string" calcext:value-type="string">
            <text:p>Profile: Biometrics</text:p>
          </table:table-cell>
        </table:table-row>
        <table:table-row table:style-name="ro1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’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RED, one of 060-09-xx required 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09-02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GREEN, one of 060-09-xx required 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style-name="ce5" office:value-type="string" calcext:value-type="string">
            <text:p>Opt </text:p>
          </table:table-cell>
          <table:table-cell table:number-columns-repeated="2" table:style-name="ce5"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style-name="ce10" table:number-columns-repeated="3"/>
        </table:table-row>
        <table:table-row table:style-name="ro6">
          <table:table-cell table:style-name="ce3" office:value-type="string" calcext:value-type="string">
            <text:p>060-09-03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AMBER, one of 060-09-xx required 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060-09-04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BLUE, one of 060-09-xx required 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09-05</text:p>
          </table:table-cell>
          <table:table-cell office:value-type="string" calcext:value-type="string">
            <text:p>LED Color 5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09-06</text:p>
          </table:table-cell>
          <table:table-cell office:value-type="string" calcext:value-type="string">
            <text:p>LED Color 6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09-07</text:p>
          </table:table-cell>
          <table:table-cell office:value-type="string" calcext:value-type="string">
            <text:p>LED Color 7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60-09-08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Black, one of 060-09-xx 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COM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13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Op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4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Op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5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6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FILE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070-02-02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osdp_BIOREADR</text:p>
          </table:table-cell>
          <table:table-cell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osdp_BIOMATCHR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table:style-name="ce5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osdp_BUSY</text:p>
          </table:table-cell>
          <table:table-cell table:number-columns-repeated="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osdp_PIVDATAR</text:p>
          </table:table-cell>
          <table:table-cell table:number-columns-repeated="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osdp_GENAUTHR</text:p>
          </table:table-cell>
          <table:table-cell table:number-columns-repeated="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osdp_CRAUTHR</text:p>
          </table:table-cell>
          <table:table-cell table:number-columns-repeated="9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osdp_XRD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style-name="ce6"/>
          <table:table-cell table:number-columns-repeated="10"/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 style:data-style-name="N2" text:time-value="17:26:45.910142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0-19T17:46:57.296847265</dc:date>
    <meta:editing-duration>P2DT12H24M19S</meta:editing-duration>
    <meta:editing-cycles>91</meta:editing-cycles>
    <meta:generator>LibreOffice/5.2.7.2$Linux_X86_64 LibreOffice_project/20m0$Build-2</meta:generator>
    <meta:document-statistic meta:table-count="1" meta:cell-count="363" meta:object-count="0"/>
  </office:meta>
</office:document-meta>
</file>